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color="#000000" loext:opacity="100%" style:font-name="Courier new" fo:font-size="11pt" fo:font-weight="bold" style:font-size-asian="11pt" style:font-weight-asian="bold" style:font-size-complex="11pt" style:font-weight-complex="bold"/>
    </style:style>
    <style:style style:name="P2" style:family="paragraph" style:parent-style-name="Standard">
      <style:text-properties fo:color="#000000" loext:opacity="100%" style:font-name="Courier new" fo:font-weight="bold" style:font-weight-asian="bold" style:font-weight-complex="bold"/>
    </style:style>
    <style:style style:name="T1" style:family="text">
      <style:text-properties style:font-name="Courier New" fo:font-size="11pt" style:text-underline-style="solid" style:text-underline-width="auto" style:text-underline-color="font-color" fo:font-weight="bold" style:font-size-asian="11pt" style:font-weight-asian="bold"/>
    </style:style>
    <style:style style:name="T2" style:family="text">
      <style:text-properties style:font-name="Courier New"/>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Files – Saison 1, Épisode 9 : Space</text:h>
      <text:p text:style-name="P2">Classification : Phénomène psychique – Hantise technologique</text:p>
      <text:p text:style-name="Standard"><text:span text:style-name="T1">1. Résumé opérationnel<text:line-break/></text:span><text:span text:style-name="T2">Mulder et Scully enquêtent sur une série de sabotages au sein de la NASA, alors qu’une mission spatiale est menacée. Ils soupçonnent le colonel Marcus Belt, ancien astronaute, d’être impliqué. Mais rapidement, Mulder pense qu’une entité mystérieuse et invisible influence son comportement… peut-être une présence qu’il a ramenée de l’espace.<text:line-break/></text:span></text:p>
      <text:p text:style-name="Standard"><text:span text:style-name="T1">2. Détails importants à retenir<text:line-break/></text:span><text:span text:style-name="T2">- Marcus Belt a vu une “chose” dans l’espace lors d’une mission Apollo. Depuis, il souffre de visions et de pertes de contrôle.<text:line-break/>- L’espace profond est suggéré comme contenant des entités ou forces capables d’interagir avec l’esprit humain.<text:line-break/>- Plusieurs sabotages sont liés à des absences inexpliquées ou à des actions involontaires de Belt.<text:line-break/>- Belt se sacrifie à la fin pour sauver la mission, dans un ultime sursaut de lucidité.<text:line-break/></text:span></text:p>
      <text:p text:style-name="Standard"><text:span text:style-name="T1">3. Ambiance et traitement<text:line-break/></text:span><text:span text:style-name="T2">L’épisode mêle technologie, patriotisme spatial et mysticisme. Il explore le traumatisme potentiel des astronautes ayant vécu un contact inconnu. Le ton est plus documentaire que d’habitude, mais avec une tension diffuse liée à l’invisible.<text:line-break/></text:span></text:p>
      <text:p text:style-name="Standard"><text:span text:style-name="T1">4. Citation clé (VO + FR)<text:line-break/></text:span><text:span text:style-name="T2">“I saw something… and it saw me.” — Marcus Belt<text:line-break/>« J’ai vu quelque chose… et cette chose m’a vu. » — Marcus Belt<text:line-break/></text:span></text:p>
      <text:p text:style-name="Standard"><text:span text:style-name="T1">5. Observations Zed<text:line-break/></text:span><text:span text:style-name="T2">Épisode parfois sous-estimé, mais riche dans sa portée symbolique : le paranormal ne vient pas que de la Terre. Il traite de l’impact psychique du contact spatial, et propose un personnage </text:span><text:soft-page-break/><text:span text:style-name="T2">ambivalent, à la fois victime et responsable.<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Courier New" fo:font-size="11pt" fo:font-weight="bold" style:font-size-asian="11pt" style:font-weight-asian="bold"/>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UREAU AGENCE AETHERA – ARCHIVES X-FILES<text:line-break/>CLASSIFICATION : SÉRIE MYTHIQUE</text:span></text:p>
      </style:header>
      <style:footer>
        <text:p text:style-name="MP2"><draw:frame draw:style-name="Mfr1" draw:name="Picture 1" text:anchor-type="as-char" svg:width="3.048cm" svg:height="3.048cm" draw:z-index="1"><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5-23T21:31:26.187546845</dc:date>
    <meta:editing-duration>PT1M42S</meta:editing-duration>
    <meta:generator>LibreOffice/24.8.7.2$Linux_X86_64 LibreOffice_project/f4f281f562fb585d46b0af5755dfe1eb6adc047f</meta:generator>
    <meta:document-statistic meta:table-count="0" meta:image-count="1" meta:object-count="0" meta:page-count="2" meta:paragraph-count="9" meta:word-count="259" meta:character-count="1654" meta:non-whitespace-character-count="1393"/>
    <meta:user-defined meta:name="AppVersion">14.0000</meta:user-defined>
    <meta:template xlink:type="simple" xlink:actuate="onRequest" xlink:title="Normal.dotm" xlink:href=""/>
  </office:meta>
</office:document-meta>
</file>